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10104"/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currency" office:currency="USD" office:value="-1500.99" calcext:value-type="currency">
            <text:p>-$1,500.9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el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oth alike</text:p>
          </table:table-cell>
          <table:table-cell office:value-type="string" calcext:value-type="string">
            <text:p>Both alike</text:p>
          </table:table-cell>
          <table:table-cell/>
        </table:table-row>
        <table:table-row table:style-name="ro1" table:number-rows-repeated="12"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ell <text:span text:style-name="T1">C14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de" fo:country="DE" style:font-name-asian="Bitstream Vera Sans1" style:language-asian="ja" style:country-asian="JP" style:font-name-complex="Lucidasans" style:language-complex="he" style:country-complex="IL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Andale Sans UI" style:font-family-asian="'Andale Sans UI', 'MS P ゴシック', TLPゴシック, LXゴシック, 東風ゴシック, kochigothic, Gothic, 'MS Gothic', 'HG Gothic J', 'HG Gothic B', 'HG Gothic', Gothic, 'MS PGothic', 'Andale Sans UI', 'Arial Unicode MS', 'Lucida Sans Unicode', Tahoma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00/00/0000</text:date>, <text:time style:data-style-name="N2" text:time-value="0000-00-00T16:02:02.4817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MacOSX_x86 LibreOffice_project/0a0440ccc0227ad9829de5f46be37cfb6edcf72</meta:generator>
    <meta:initial-creator>Christoph Terhechte</meta:initial-creator>
    <meta:creation-date>2005-04-30T17:20:51</meta:creation-date>
    <dc:date>2014-01-25T16:12:20.555822000</dc:date>
    <dc:language>de-DE</dc:language>
    <meta:editing-cycles>4</meta:editing-cycles>
    <meta:editing-duration>PT3M6S</meta:editing-duration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